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style:text-properties style:font-name="Times New Roman2" officeooo:rsid="0016f48d" officeooo:paragraph-rsid="001c441c"/>
    </style:style>
    <style:style style:name="P3" style:family="paragraph" style:parent-style-name="Standard">
      <style:paragraph-properties fo:line-height="150%"/>
      <style:text-properties style:font-name="Times New Roman2" officeooo:rsid="0016f48d" officeooo:paragraph-rsid="0016f48d"/>
    </style:style>
    <style:style style:name="P4" style:family="paragraph" style:parent-style-name="Standard">
      <style:paragraph-properties fo:line-height="150%"/>
      <style:text-properties style:font-name="Times New Roman2" officeooo:rsid="001d3913" officeooo:paragraph-rsid="001d3913"/>
    </style:style>
    <style:style style:name="P5" style:family="paragraph" style:parent-style-name="Standard">
      <style:paragraph-properties fo:line-height="150%"/>
      <style:text-properties style:font-name="Times New Roman2"/>
    </style:style>
    <style:style style:name="P6" style:family="paragraph" style:parent-style-name="Standard">
      <style:paragraph-properties fo:line-height="150%"/>
      <style:text-properties style:font-name="Times New Roman2" officeooo:paragraph-rsid="001c441c"/>
    </style:style>
    <style:style style:name="P7" style:family="paragraph" style:parent-style-name="Standard">
      <style:paragraph-properties fo:line-height="150%"/>
      <style:text-properties style:font-name="Times New Roman2" officeooo:paragraph-rsid="0016f48d"/>
    </style:style>
    <style:style style:name="P8" style:family="paragraph" style:parent-style-name="Standard">
      <style:paragraph-properties fo:line-height="150%"/>
      <style:text-properties style:font-name="Times New Roman2" officeooo:paragraph-rsid="002e50a6"/>
    </style:style>
    <style:style style:name="P9" style:family="paragraph" style:parent-style-name="Standard">
      <style:paragraph-properties fo:line-height="150%"/>
      <style:text-properties style:font-name="Times New Roman2" officeooo:paragraph-rsid="00311bf5"/>
    </style:style>
    <style:style style:name="P10" style:family="paragraph" style:parent-style-name="Standard">
      <style:paragraph-properties fo:line-height="150%"/>
      <style:text-properties style:font-name="Times New Roman2" officeooo:paragraph-rsid="00343d8a"/>
    </style:style>
    <style:style style:name="P11" style:family="paragraph" style:parent-style-name="Standard">
      <style:paragraph-properties fo:line-height="150%"/>
      <style:text-properties style:font-name="Times New Roman2" officeooo:rsid="0017508d" officeooo:paragraph-rsid="001c441c"/>
    </style:style>
    <style:style style:name="P12" style:family="paragraph" style:parent-style-name="Standard">
      <style:text-properties style:font-name="Times New Roman2" officeooo:rsid="0017508d" officeooo:paragraph-rsid="001c441c"/>
    </style:style>
    <style:style style:name="P13" style:family="paragraph" style:parent-style-name="Standard">
      <style:paragraph-properties fo:line-height="150%"/>
      <style:text-properties style:font-name="Times New Roman2" officeooo:rsid="0019a987" officeooo:paragraph-rsid="001c441c"/>
    </style:style>
    <style:style style:name="P14" style:family="paragraph" style:parent-style-name="Standard">
      <style:text-properties style:font-name="Times New Roman2" officeooo:paragraph-rsid="001c441c"/>
    </style:style>
    <style:style style:name="P15" style:family="paragraph" style:parent-style-name="Standard">
      <style:paragraph-properties fo:line-height="150%"/>
      <style:text-properties style:font-name="Times New Roman2" fo:language="en" fo:country="US" officeooo:rsid="0017a145" officeooo:paragraph-rsid="001c441c"/>
    </style:style>
    <style:style style:name="P16" style:family="paragraph" style:parent-style-name="Standard">
      <style:paragraph-properties fo:line-height="150%"/>
      <style:text-properties style:font-name="Times New Roman2" fo:language="en" fo:country="US" officeooo:rsid="004c5174" officeooo:paragraph-rsid="004c5174"/>
    </style:style>
    <style:style style:name="P17" style:family="paragraph" style:parent-style-name="Standard">
      <style:paragraph-properties fo:line-height="150%"/>
      <style:text-properties style:font-name="Times New Roman2" officeooo:rsid="0017a145" officeooo:paragraph-rsid="001c441c"/>
    </style:style>
    <style:style style:name="P18" style:family="paragraph" style:parent-style-name="Standard">
      <style:paragraph-properties fo:line-height="150%"/>
      <style:text-properties style:font-name="Times New Roman2" officeooo:rsid="001b0015" officeooo:paragraph-rsid="001b0015"/>
    </style:style>
    <style:style style:name="P19" style:family="paragraph" style:parent-style-name="Standard">
      <style:paragraph-properties fo:line-height="150%"/>
      <style:text-properties style:font-name="Times New Roman2" fo:language="de" fo:country="DE" officeooo:rsid="002d5625" officeooo:paragraph-rsid="002e50a6"/>
    </style:style>
    <style:style style:name="P20" style:family="paragraph" style:parent-style-name="Standard">
      <style:paragraph-properties fo:line-height="150%"/>
      <style:text-properties style:font-name="Times New Roman2" fo:language="de" fo:country="DE" officeooo:rsid="002e50a6" officeooo:paragraph-rsid="002e50a6"/>
    </style:style>
    <style:style style:name="P21" style:family="paragraph" style:parent-style-name="Standard">
      <style:paragraph-properties fo:line-height="150%"/>
      <style:text-properties style:font-name="Times New Roman2" officeooo:rsid="001c5df0" officeooo:paragraph-rsid="001c5df0"/>
    </style:style>
    <style:style style:name="P22" style:family="paragraph" style:parent-style-name="Standard">
      <style:paragraph-properties fo:line-height="150%"/>
      <style:text-properties style:font-name="Times New Roman2" officeooo:rsid="00220a1a" officeooo:paragraph-rsid="00220a1a"/>
    </style:style>
    <style:style style:name="P23" style:family="paragraph" style:parent-style-name="Standard">
      <style:paragraph-properties fo:line-height="150%"/>
      <style:text-properties style:font-name="Times New Roman2" officeooo:rsid="001e31e6" officeooo:paragraph-rsid="001e31e6"/>
    </style:style>
    <style:style style:name="P24" style:family="paragraph" style:parent-style-name="Standard">
      <style:paragraph-properties fo:line-height="150%"/>
      <style:text-properties style:font-name="Times New Roman2" officeooo:rsid="001efa0d" officeooo:paragraph-rsid="001efa0d"/>
    </style:style>
    <style:style style:name="P25" style:family="paragraph" style:parent-style-name="Standard">
      <style:paragraph-properties fo:line-height="150%"/>
      <style:text-properties style:font-name="Times New Roman2" officeooo:rsid="00343d8a" officeooo:paragraph-rsid="00343d8a"/>
    </style:style>
    <style:style style:name="P26" style:family="paragraph" style:parent-style-name="Standard">
      <style:paragraph-properties fo:line-height="150%"/>
      <style:text-properties style:font-name="Times New Roman2" officeooo:rsid="003a6879" officeooo:paragraph-rsid="003a6879"/>
    </style:style>
    <style:style style:name="P27" style:family="paragraph" style:parent-style-name="Standard">
      <style:paragraph-properties fo:line-height="150%"/>
      <style:text-properties style:font-name="Times New Roman2" officeooo:rsid="004398cb" officeooo:paragraph-rsid="004398cb"/>
    </style:style>
    <style:style style:name="P28" style:family="paragraph" style:parent-style-name="Standard">
      <style:paragraph-properties fo:line-height="150%"/>
      <style:text-properties style:font-name="Times New Roman2" officeooo:rsid="0043adb6" officeooo:paragraph-rsid="0043adb6"/>
    </style:style>
    <style:style style:name="P29" style:family="paragraph" style:parent-style-name="Standard">
      <style:paragraph-properties fo:line-height="150%"/>
    </style:style>
    <style:style style:name="P30" style:family="paragraph" style:parent-style-name="Standard">
      <style:paragraph-properties fo:line-height="150%"/>
      <style:text-properties officeooo:paragraph-rsid="001c441c"/>
    </style:style>
    <style:style style:name="P31" style:family="paragraph" style:parent-style-name="Standard">
      <style:paragraph-properties fo:line-height="150%"/>
      <style:text-properties officeooo:paragraph-rsid="00471fca"/>
    </style:style>
    <style:style style:name="P32" style:family="paragraph" style:parent-style-name="Standard">
      <style:paragraph-properties fo:line-height="150%"/>
      <style:text-properties style:use-window-font-color="true" style:font-name="Times New Roman2" officeooo:rsid="0019a987" officeooo:paragraph-rsid="0019a987"/>
    </style:style>
    <style:style style:name="P33" style:family="paragraph" style:parent-style-name="Standard">
      <style:paragraph-properties fo:line-height="150%"/>
      <style:text-properties officeooo:rsid="00467c06" officeooo:paragraph-rsid="00471fca"/>
    </style:style>
    <style:style style:name="P34" style:family="paragraph" style:parent-style-name="Text_20_body">
      <style:text-properties style:font-name="Times New Roman2"/>
    </style:style>
    <style:style style:name="P35" style:family="paragraph" style:parent-style-name="Text_20_body">
      <style:text-properties style:font-name="Times New Roman2" officeooo:paragraph-rsid="001c441c"/>
    </style:style>
    <style:style style:name="P36" style:family="paragraph" style:parent-style-name="Text_20_body">
      <style:text-properties style:font-name="Times New Roman2" officeooo:rsid="0016f48d" officeooo:paragraph-rsid="001c441c"/>
    </style:style>
    <style:style style:name="P37" style:family="paragraph" style:parent-style-name="Text_20_body">
      <style:paragraph-properties fo:line-height="150%"/>
    </style:style>
    <style:style style:name="P38" style:family="paragraph" style:parent-style-name="Text_20_body">
      <style:paragraph-properties fo:line-height="150%"/>
      <style:text-properties officeooo:rsid="00511290" officeooo:paragraph-rsid="00511290"/>
    </style:style>
    <style:style style:name="P39" style:family="paragraph" style:parent-style-name="Footnote">
      <style:text-properties fo:language="en" fo:country="US" officeooo:rsid="00367eae" officeooo:paragraph-rsid="00367eae"/>
    </style:style>
    <style:style style:name="P40" style:family="paragraph" style:parent-style-name="Footnote">
      <style:text-properties fo:language="en" fo:country="US" officeooo:rsid="003716c5" officeooo:paragraph-rsid="003716c5"/>
    </style:style>
    <style:style style:name="P41" style:family="paragraph" style:parent-style-name="Heading_20_1">
      <style:paragraph-properties fo:line-height="150%"/>
      <style:text-properties style:font-name="Times New Roman2" fo:font-size="16pt" officeooo:rsid="00180ac8" officeooo:paragraph-rsid="00180ac8" style:font-size-asian="14pt" style:font-size-complex="16pt"/>
    </style:style>
    <style:style style:name="P42" style:family="paragraph" style:parent-style-name="Heading_20_1">
      <style:paragraph-properties fo:line-height="150%"/>
      <style:text-properties style:font-name="Times New Roman2" fo:font-size="16pt" officeooo:rsid="001c5df0" officeooo:paragraph-rsid="001c5df0" style:font-size-asian="14pt" style:font-size-complex="16pt"/>
    </style:style>
    <style:style style:name="P43" style:family="paragraph" style:parent-style-name="Heading_20_1">
      <style:paragraph-properties fo:line-height="150%"/>
      <style:text-properties style:font-name="Times New Roman2" fo:font-size="16pt" officeooo:rsid="0019a987" officeooo:paragraph-rsid="0019a987" style:font-size-asian="16pt" style:font-size-complex="16pt"/>
    </style:style>
    <style:style style:name="P44" style:family="paragraph" style:parent-style-name="Heading_20_1">
      <style:paragraph-properties fo:line-height="150%"/>
      <style:text-properties officeooo:rsid="0044bb3b" officeooo:paragraph-rsid="0044bb3b"/>
    </style:style>
    <style:style style:name="P45" style:family="paragraph" style:parent-style-name="Heading_20_1">
      <style:paragraph-properties fo:line-height="150%"/>
    </style:style>
    <style:style style:name="P46" style:family="paragraph" style:parent-style-name="Heading_20_2">
      <style:paragraph-properties fo:line-height="150%"/>
      <style:text-properties style:font-name="Times New Roman2" fo:font-size="14pt" officeooo:rsid="001c5df0" officeooo:paragraph-rsid="001c5df0" style:font-size-asian="12.25pt" style:font-size-complex="14pt"/>
    </style:style>
    <style:style style:name="P47" style:family="paragraph" style:parent-style-name="Heading_20_2">
      <style:paragraph-properties fo:line-height="150%"/>
      <style:text-properties style:font-name="Times New Roman2" fo:font-size="14pt" officeooo:rsid="00254b31" officeooo:paragraph-rsid="00254b31" style:font-size-asian="12.25pt" style:font-size-complex="14pt"/>
    </style:style>
    <style:style style:name="P48" style:family="paragraph" style:parent-style-name="Heading_20_2">
      <style:paragraph-properties fo:line-height="150%"/>
      <style:text-properties style:font-name="Times New Roman2" fo:font-size="14pt" officeooo:rsid="00343d8a" officeooo:paragraph-rsid="00343d8a" style:font-size-asian="12.25pt" style:font-size-complex="14pt"/>
    </style:style>
    <style:style style:name="P49" style:family="paragraph" style:parent-style-name="Heading_20_2">
      <style:paragraph-properties fo:line-height="150%"/>
      <style:text-properties officeooo:rsid="004963a0" officeooo:paragraph-rsid="004963a0"/>
    </style:style>
    <style:style style:name="P50" style:family="paragraph" style:parent-style-name="Heading_20_2">
      <style:paragraph-properties fo:line-height="150%"/>
      <style:text-properties officeooo:rsid="004f2c1a" officeooo:paragraph-rsid="004f2c1a"/>
    </style:style>
    <style:style style:name="P51" style:family="paragraph" style:parent-style-name="Heading_20_1">
      <style:paragraph-properties fo:line-height="150%" fo:break-before="page"/>
      <style:text-properties officeooo:rsid="00471fca" officeooo:paragraph-rsid="00471fca"/>
    </style:style>
    <style:style style:name="P52" style:family="paragraph" style:parent-style-name="Contents_20_Heading" style:master-page-name="Index">
      <style:paragraph-properties style:page-number="auto" fo:break-before="page"/>
      <style:text-properties style:font-name="Times New Roman2" fo:font-size="16pt" officeooo:rsid="0016f48d" style:font-size-asian="16pt" style:font-size-complex="16pt"/>
    </style:style>
    <style:style style:name="P53" style:family="paragraph" style:parent-style-name="Heading_20_3">
      <style:paragraph-properties fo:line-height="150%"/>
      <style:text-properties style:font-name="Times New Roman2"/>
    </style:style>
    <style:style style:name="P54" style:family="paragraph" style:parent-style-name="Standard">
      <style:paragraph-properties fo:line-height="150%"/>
      <style:text-properties style:font-name="Times New Roman2" fo:language="de" fo:country="DE" officeooo:rsid="004f2c1a" officeooo:paragraph-rsid="004f2c1a"/>
    </style:style>
    <style:style style:name="P55" style:family="paragraph" style:parent-style-name="Standard">
      <style:paragraph-properties fo:line-height="150%"/>
      <style:text-properties officeooo:rsid="00467c06" officeooo:paragraph-rsid="00471fca"/>
    </style:style>
    <style:style style:name="P56" style:family="paragraph" style:parent-style-name="Standard">
      <style:paragraph-properties fo:line-height="150%"/>
      <style:text-properties officeooo:rsid="004f2c1a" officeooo:paragraph-rsid="00554ec5"/>
    </style:style>
    <style:style style:name="P57" style:family="paragraph" style:parent-style-name="Standard">
      <style:paragraph-properties fo:line-height="150%"/>
    </style:style>
    <style:style style:name="P58" style:family="paragraph" style:parent-style-name="Standard" style:list-style-name="L2">
      <loext:graphic-properties draw:fill="none"/>
      <style:paragraph-properties fo:line-height="150%" fo:background-color="transparent"/>
      <style:text-properties officeooo:paragraph-rsid="005a3667"/>
    </style:style>
    <style:style style:name="P59" style:family="paragraph" style:parent-style-name="Standard">
      <style:paragraph-properties fo:line-height="150%"/>
      <style:text-properties officeooo:rsid="0050c95e" officeooo:paragraph-rsid="0050c95e"/>
    </style:style>
    <style:style style:name="P60" style:family="paragraph" style:parent-style-name="Standard">
      <style:paragraph-properties fo:line-height="150%"/>
      <style:text-properties officeooo:rsid="005a3667" officeooo:paragraph-rsid="005a3667"/>
    </style:style>
    <style:style style:name="P61" style:family="paragraph" style:parent-style-name="Standard">
      <loext:graphic-properties draw:fill="none"/>
      <style:paragraph-properties fo:line-height="150%" fo:background-color="transparent"/>
      <style:text-properties officeooo:rsid="005a3667" officeooo:paragraph-rsid="005a3667"/>
    </style:style>
    <style:style style:name="P62" style:family="paragraph" style:parent-style-name="Standard" style:list-style-name="L2">
      <loext:graphic-properties draw:fill="none"/>
      <style:paragraph-properties fo:line-height="150%" fo:background-color="transparent"/>
      <style:text-properties officeooo:rsid="005a3667" officeooo:paragraph-rsid="005a3667"/>
    </style:style>
    <style:style style:name="P63" style:family="paragraph" style:parent-style-name="Standard" style:list-style-name="L2" style:master-page-name="">
      <loext:graphic-properties draw:fill="none"/>
      <style:paragraph-properties fo:line-height="150%" style:page-number="auto" fo:background-color="transparent"/>
      <style:text-properties officeooo:paragraph-rsid="005a3667"/>
    </style:style>
    <style:style style:name="P64" style:family="paragraph" style:parent-style-name="Heading_20_1" style:master-page-name="First_20_Page">
      <style:paragraph-properties style:page-number="auto" fo:break-before="page"/>
      <style:text-properties style:font-name="Times New Roman2" fo:font-size="16pt" officeooo:paragraph-rsid="001c441c" style:font-size-asian="16pt" style:font-size-complex="16pt"/>
    </style:style>
    <style:style style:name="P65" style:family="paragraph" style:parent-style-name="Heading_20_1" style:master-page-name="Standard">
      <style:paragraph-properties fo:line-height="150%" style:page-number="1" fo:break-before="page"/>
      <style:text-properties style:font-name="Times New Roman2" officeooo:rsid="0016f48d" officeooo:paragraph-rsid="0016f48d"/>
    </style:style>
    <style:style style:name="P66" style:family="paragraph" style:parent-style-name="Footnote">
      <style:text-properties officeooo:rsid="0057aba5" officeooo:paragraph-rsid="0057aba5"/>
    </style:style>
    <style:style style:name="P67" style:family="paragraph" style:parent-style-name="Footnote">
      <style:text-properties officeooo:rsid="005a3667" officeooo:paragraph-rsid="005a3667"/>
    </style:style>
    <style:style style:name="P68" style:family="paragraph" style:parent-style-name="Text_20_body">
      <style:paragraph-properties fo:line-height="150%"/>
      <style:text-properties officeooo:rsid="00511290" officeooo:paragraph-rsid="00530851"/>
    </style:style>
    <style:style style:name="P69" style:family="paragraph" style:parent-style-name="Text_20_body">
      <style:paragraph-properties fo:line-height="150%"/>
      <style:text-properties officeooo:rsid="00550731" officeooo:paragraph-rsid="00550731"/>
    </style:style>
    <style:style style:name="P70" style:family="paragraph" style:parent-style-name="Text_20_body">
      <style:paragraph-properties fo:line-height="150%"/>
      <style:text-properties officeooo:rsid="005a3667" officeooo:paragraph-rsid="005a3667"/>
    </style:style>
    <style:style style:name="P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16f48d" style:font-style-asian="italic" style:font-style-complex="italic"/>
    </style:style>
    <style:style style:name="T4" style:family="text">
      <style:text-properties fo:font-style="italic" officeooo:rsid="003f1916" style:font-style-asian="italic" style:font-style-complex="italic"/>
    </style:style>
    <style:style style:name="T5" style:family="text">
      <style:text-properties style:font-name="Times New Roman2"/>
    </style:style>
    <style:style style:name="T6" style:family="text">
      <style:text-properties style:font-name="Times New Roman2" fo:language="en" fo:country="US"/>
    </style:style>
    <style:style style:name="T7" style:family="text">
      <style:text-properties style:font-name="Times New Roman2" fo:language="en" fo:country="US" fo:font-style="italic" style:font-style-asian="italic" style:font-style-complex="italic"/>
    </style:style>
    <style:style style:name="T8" style:family="text">
      <style:text-properties style:font-name="Times New Roman2" fo:language="en" fo:country="US" fo:font-style="normal" style:font-style-asian="normal" style:font-style-complex="normal"/>
    </style:style>
    <style:style style:name="T9" style:family="text">
      <style:text-properties style:font-name="Times New Roman2" fo:language="en" fo:country="US" fo:font-style="normal" officeooo:rsid="00530851" style:font-style-asian="normal" style:font-style-complex="normal"/>
    </style:style>
    <style:style style:name="T10" style:family="text">
      <style:text-properties style:font-name="Times New Roman2" fo:language="en" fo:country="US" fo:font-style="normal" officeooo:rsid="00550731" style:font-style-asian="normal" style:font-style-complex="normal"/>
    </style:style>
    <style:style style:name="T11" style:family="text">
      <style:text-properties style:font-name="Times New Roman2" fo:language="en" fo:country="US" officeooo:rsid="00550731"/>
    </style:style>
    <style:style style:name="T12"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13" style:family="text">
      <style:text-properties style:font-name="Times New Roman2" fo:language="de" fo:country="DE" fo:font-style="normal" style:font-style-asian="normal" style:font-style-complex="normal"/>
    </style:style>
    <style:style style:name="T14" style:family="text">
      <style:text-properties style:font-name="Times New Roman2" fo:language="de" fo:country="DE" fo:font-style="normal" officeooo:rsid="00530851" style:font-style-asian="normal" style:font-style-complex="normal"/>
    </style:style>
    <style:style style:name="T15" style:family="text">
      <style:text-properties style:font-name="Times New Roman2" fo:language="de" fo:country="DE" fo:font-style="normal" officeooo:rsid="00591be6" style:font-style-asian="normal" style:font-style-complex="normal"/>
    </style:style>
    <style:style style:name="T16" style:family="text">
      <style:text-properties style:font-name="Times New Roman2" fo:language="de" fo:country="DE" fo:font-style="italic" style:font-style-asian="italic" style:font-style-complex="italic"/>
    </style:style>
    <style:style style:name="T17" style:family="text">
      <style:text-properties style:font-name="Times New Roman2" officeooo:rsid="0019a987"/>
    </style:style>
    <style:style style:name="T18" style:family="text">
      <style:text-properties style:font-name="Times New Roman2" officeooo:rsid="001e31e6"/>
    </style:style>
    <style:style style:name="T19" style:family="text">
      <style:text-properties style:font-name="Times New Roman2" officeooo:rsid="003a6879"/>
    </style:style>
    <style:style style:name="T20" style:family="text">
      <style:text-properties style:font-name="Times New Roman2" officeooo:rsid="00367eae"/>
    </style:style>
    <style:style style:name="T21" style:family="text">
      <style:text-properties style:font-name="Times New Roman2" officeooo:rsid="004f2c1a"/>
    </style:style>
    <style:style style:name="T22" style:family="text">
      <style:text-properties style:font-name="Times New Roman2" officeooo:rsid="00550731"/>
    </style:style>
    <style:style style:name="T23" style:family="text">
      <style:text-properties style:font-name="Times New Roman2" officeooo:rsid="005cc883"/>
    </style:style>
    <style:style style:name="T24" style:family="text">
      <style:text-properties officeooo:rsid="0017a145"/>
    </style:style>
    <style:style style:name="T25" style:family="text">
      <style:text-properties fo:language="en" fo:country="US"/>
    </style:style>
    <style:style style:name="T26" style:family="text">
      <style:text-properties fo:language="en" fo:country="US" officeooo:rsid="0019a987"/>
    </style:style>
    <style:style style:name="T27" style:family="text">
      <style:text-properties fo:language="en" fo:country="US" officeooo:rsid="001c441c"/>
    </style:style>
    <style:style style:name="T28" style:family="text">
      <style:text-properties fo:language="en" fo:country="US" officeooo:rsid="0023dd5f"/>
    </style:style>
    <style:style style:name="T29" style:family="text">
      <style:text-properties fo:language="en" fo:country="US" officeooo:rsid="004e0178"/>
    </style:style>
    <style:style style:name="T30" style:family="text">
      <style:text-properties fo:language="en" fo:country="US" officeooo:rsid="0050c95e"/>
    </style:style>
    <style:style style:name="T31" style:family="text">
      <style:text-properties fo:language="en" fo:country="US" officeooo:rsid="005a3667"/>
    </style:style>
    <style:style style:name="T32" style:family="text">
      <style:text-properties fo:language="en" fo:country="US" officeooo:rsid="005cc883"/>
    </style:style>
    <style:style style:name="T33" style:family="text">
      <style:text-properties fo:language="de" fo:country="DE"/>
    </style:style>
    <style:style style:name="T34" style:family="text">
      <style:text-properties fo:language="de" fo:country="DE" officeooo:rsid="001c441c"/>
    </style:style>
    <style:style style:name="T35" style:family="text">
      <style:text-properties fo:language="de" fo:country="DE" officeooo:rsid="001c5df0"/>
    </style:style>
    <style:style style:name="T36" style:family="text">
      <style:text-properties fo:language="de" fo:country="DE" officeooo:rsid="002d5625"/>
    </style:style>
    <style:style style:name="T37" style:family="text">
      <style:text-properties fo:language="de" fo:country="DE" officeooo:rsid="002e50a6"/>
    </style:style>
    <style:style style:name="T38" style:family="text">
      <style:text-properties fo:language="de" fo:country="DE" officeooo:rsid="004e0178"/>
    </style:style>
    <style:style style:name="T39" style:family="text">
      <style:text-properties fo:language="de" fo:country="DE" officeooo:rsid="004f2c1a"/>
    </style:style>
    <style:style style:name="T40" style:family="text">
      <style:text-properties fo:language="de" fo:country="DE" officeooo:rsid="0050c95e"/>
    </style:style>
    <style:style style:name="T41" style:family="text">
      <style:text-properties officeooo:rsid="0019a987"/>
    </style:style>
    <style:style style:name="T42" style:family="text">
      <style:text-properties fo:font-size="16pt" style:font-size-asian="14pt" style:font-size-complex="16pt"/>
    </style:style>
    <style:style style:name="T43" style:family="text">
      <style:text-properties fo:font-size="16pt" officeooo:rsid="0019a987" style:font-size-asian="14pt" style:font-size-complex="16pt"/>
    </style:style>
    <style:style style:name="T44" style:family="text">
      <style:text-properties officeooo:rsid="001c441c"/>
    </style:style>
    <style:style style:name="T45" style:family="text">
      <style:text-properties officeooo:rsid="0023dd5f"/>
    </style:style>
    <style:style style:name="T46" style:family="text">
      <style:text-properties officeooo:rsid="00277524"/>
    </style:style>
    <style:style style:name="T47" style:family="text">
      <style:text-properties officeooo:rsid="002828f3"/>
    </style:style>
    <style:style style:name="T48" style:family="text">
      <style:text-properties officeooo:rsid="00311bf5"/>
    </style:style>
    <style:style style:name="T49" style:family="text">
      <style:text-properties officeooo:rsid="003a6879"/>
    </style:style>
    <style:style style:name="T50" style:family="text">
      <style:text-properties officeooo:rsid="003c5775"/>
    </style:style>
    <style:style style:name="T51" style:family="text">
      <style:text-properties officeooo:rsid="0043adb6"/>
    </style:style>
    <style:style style:name="T52" style:family="text">
      <style:text-properties officeooo:rsid="00471fca"/>
    </style:style>
    <style:style style:name="T53" style:family="text">
      <style:text-properties officeooo:rsid="004f2c1a"/>
    </style:style>
    <style:style style:name="T54" style:family="text">
      <style:text-properties style:text-position="0% 100%" style:font-name="Times New Roman2" fo:language="de" fo:country="DE" fo:font-style="normal" style:font-style-asian="normal" style:font-style-complex="normal"/>
    </style:style>
    <style:style style:name="T55" style:family="text">
      <style:text-properties style:text-position="0% 100%" style:font-name="Times New Roman2" fo:language="de" fo:country="DE" fo:font-style="italic" style:font-style-asian="italic" style:font-style-complex="italic"/>
    </style:style>
    <style:style style:name="T56" style:family="text">
      <style:text-properties officeooo:rsid="00554ec5"/>
    </style:style>
    <style:style style:name="T57" style:family="text">
      <style:text-properties officeooo:rsid="0056c329"/>
    </style:style>
    <style:style style:name="T58" style:family="text">
      <style:text-properties officeooo:rsid="0057c85b"/>
    </style:style>
    <style:style style:name="T59" style:family="text">
      <style:text-properties officeooo:rsid="005a3667"/>
    </style:style>
    <style:style style:name="T60" style:family="text">
      <style:text-properties officeooo:rsid="005cc883"/>
    </style:style>
    <style:style style:name="T61"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Deckblatt</text:h>
      <text:p text:style-name="P35"><text:bookmark text:name="user-content-christoph-scheiner-gymnasium-ingolstadt"/>Christoph-Scheiner-Gymnasium Ingolstadt</text:p>
      <text:p text:style-name="P14"><text:span text:style-name="T1">Rahmenthema des wissenschaftspropädeutischen Seminars: </text:span><text:span text:style-name="T3">Programmieren von Android-Apps</text:span></text:p>
      <text:p text:style-name="P36">Leitfach: <text:span text:style-name="T2">Informatik</text:span></text:p>
      <text:p text:style-name="P36">Thema der Arbeit: <text:span text:style-name="T2">Erstellung einer Android-App zum Lernen von Namen mit besonderem Augenmerk auf Datenaustausch mit anderen Systemen</text:span></text:p>
      <text:p text:style-name="P35">Verfass<text:span text:style-name="T1">er: </text:span><text:span text:style-name="T3">Leander Dreier</text:span></text:p>
      <text:p text:style-name="P35">Reifeprüfungsjahrgang: <text:span text:style-name="T2">2017</text:span></text:p>
      <text:p text:style-name="P35">Kursleiter: <text:span text:style-name="T2">OStR Pabst</text:span></text:p>
      <text:p text:style-name="P34">Abgabetermin: <text:span text:style-name="T4">08. November 2016</text:span></text:p>
      <text:p text:style-name="P52">Inhaltsverzeichnis</text:p>
      <text:p text:style-name="P30"><text:span text:style-name="T5">1.<text:tab/></text:span><text:a xlink:type="simple" xlink:href="#1. Einleitung|outline" text:style-name="Internet_20_link" text:visited-style-name="Visited_20_Internet_20_Link"><text:span text:style-name="T5">Einleitung</text:span></text:a></text:p>
      <text:p text:style-name="P2"><text:span text:style-name="T5">2.<text:tab/></text:span><text:a xlink:type="simple" xlink:href="#2. Grundfunktionen des Programms|outline" text:style-name="Internet_20_link" text:visited-style-name="Visited_20_Internet_20_Link"><text:span text:style-name="T12">Grundfunktionen des Programms</text:span></text:a></text:p>
      <text:p text:style-name="P13"><text:span text:style-name="T5">3.<text:tab/></text:span><text:a xlink:type="simple" xlink:href="#3. Das Laden der Bilder|outline" text:style-name="Internet_20_link" text:visited-style-name="Visited_20_Internet_20_Link"><text:span text:style-name="T5">Das Laden der Bilder</text:span></text:a></text:p>
      <text:p text:style-name="P11"><text:span text:style-name="T17">4</text:span><text:span text:style-name="T5">.<text:tab/></text:span><text:a xlink:type="simple" xlink:href="#4. Die Datenbank|outline" text:style-name="Internet_20_link" text:visited-style-name="Visited_20_Internet_20_Link"><text:span text:style-name="T5">Die Datenbank</text:span></text:a></text:p>
      <text:p text:style-name="P11"><text:span text:style-name="T17">4</text:span><text:span text:style-name="T5">.1<text:tab/></text:span><text:a xlink:type="simple" xlink:href="#4.1 Einstellungen in der Datenbank|outline" text:style-name="Internet_20_link" text:visited-style-name="Visited_20_Internet_20_Link"><text:span text:style-name="T5">Einstellungen in der Datenbank</text:span></text:a></text:p>
      <text:p text:style-name="P11"><text:span text:style-name="T17">4</text:span><text:span text:style-name="T5">.2<text:tab/></text:span><text:a xlink:type="simple" xlink:href="#4.2 Bilder in der Datenbank|outline" text:style-name="Internet_20_link" text:visited-style-name="Visited_20_Internet_20_Link"><text:span text:style-name="T5">Bilder in der Datenbank</text:span></text:a></text:p>
      <text:p text:style-name="P11"><text:span text:style-name="T17">4</text:span><text:span text:style-name="T5">.3<text:tab/></text:span><text:a xlink:type="simple" xlink:href="#4.3 Hinzufügen von Wertepaaren|outline" text:style-name="Internet_20_link" text:visited-style-name="Visited_20_Internet_20_Link"><text:span text:style-name="T5">Hinzufügen von Wertepaaren</text:span></text:a></text:p>
      <text:p text:style-name="P6"><text:span text:style-name="T17">4</text:span><text:span text:style-name="T5">.3.1<text:tab/></text:span><text:a xlink:type="simple" xlink:href="#4.3.1 Aufnahme eines neues Fotos|outline" text:style-name="Internet_20_link" text:visited-style-name="Visited_20_Internet_20_Link"><text:span text:style-name="T5">Aufnahme eines neuen Fotos</text:span></text:a></text:p>
      <text:p text:style-name="P11"><text:span text:style-name="T17">4</text:span><text:span text:style-name="T5">.3.2<text:tab/></text:span><text:a xlink:type="simple" xlink:href="#4.3.2 Auswahl eines bereits vorhandenen Bildes|outline" text:style-name="Internet_20_link" text:visited-style-name="Visited_20_Internet_20_Link"><text:span text:style-name="T5">Auswahl eines bereits vorhandenen Bildes</text:span></text:a></text:p>
      <text:p text:style-name="P11"><text:span text:style-name="T41">5</text:span>.<text:tab/><text:a xlink:type="simple" xlink:href="#5. Datenaustausch mit anderen Systemen|outline" text:style-name="Internet_20_link" text:visited-style-name="Visited_20_Internet_20_Link"><text:span text:style-name="T24">Datenaustausch mit anderen Systemen</text:span></text:a></text:p>
      <text:p text:style-name="P15"><text:span text:style-name="T41">5</text:span>.1<text:tab/><text:a xlink:type="simple" xlink:href="#5.1 Near Field Communication (NFC)|outline" text:style-name="Internet_20_link" text:visited-style-name="Visited_20_Internet_20_Link">Near Field Communication (NFC)</text:a></text:p>
      <text:p text:style-name="P15"><text:span text:style-name="T41">5</text:span>.2<text:tab/><text:a xlink:type="simple" xlink:href="#5.2 Bluetooth|outline" text:style-name="Internet_20_link" text:visited-style-name="Visited_20_Internet_20_Link"><text:span text:style-name="T33">Bluetooth</text:span></text:a></text:p>
      <text:p text:style-name="P16"><text:span text:style-name="T33">5.3<text:tab/></text:span><text:a xlink:type="simple" xlink:href="#5.3 Server|outline" text:style-name="Internet_20_link" text:visited-style-name="Visited_20_Internet_20_Link">Server</text:a></text:p>
      <text:p text:style-name="P17"><text:span text:style-name="T26">5</text:span><text:span text:style-name="T25">.</text:span><text:span text:style-name="T32">4</text:span><text:span text:style-name="T25"><text:tab/></text:span><text:a xlink:type="simple" xlink:href="#5.4 Vergleich und Fazit|outline" text:style-name="Internet_20_link" text:visited-style-name="Visited_20_Internet_20_Link"><text:span text:style-name="T33">Vergleich und Fazit</text:span></text:a></text:p>
      <text:p text:style-name="P54">6.<text:tab/>Entscheidungen während des Projekts</text:p>
      <text:p text:style-name="P54">6.1<text:tab/>Design</text:p>
      <text:p text:style-name="P17"><text:span text:style-name="T39">7</text:span><text:span text:style-name="T33">.<text:tab/></text:span><text:a xlink:type="simple" xlink:href="#7. Danksagungen|outline" text:style-name="Internet_20_link" text:visited-style-name="Visited_20_Internet_20_Link">Danksagungen</text:a></text:p>
      <text:p text:style-name="P30"><text:span text:style-name="T21">8</text:span><text:span text:style-name="T17">.<text:tab/></text:span><text:a xlink:type="simple" xlink:href="#7. Literaturverzeichnis|outline" text:style-name="Internet_20_link" text:visited-style-name="Visited_20_Internet_20_Link"><text:span text:style-name="T5">Literaturverzeichnis</text:span></text:a></text:p>
      <text:p text:style-name="P12"><text:span text:style-name="T53">9</text:span>.<text:tab/><text:a xlink:type="simple" xlink:href="#9. Eidesstattliche Erklärung|outline" text:style-name="Internet_20_link" text:visited-style-name="Visited_20_Internet_20_Link">Eidesstattliche Erklärung</text:a></text:p>
      <text:h text:style-name="P65" text:outline-level="1"><text:span text:style-name="T43">1</text:span><text:span text:style-name="T42">. Einleitung</text:span></text:h>
      <text:p text:style-name="P3">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3"/>
      <text:p text:style-name="P3">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oder alle anderen, die Schwierigkeiten haben, sich Namen zu merken, können sich ihr Leben mit diesem Programm ein Stück leichter machen. </text:p>
      <text:p text:style-name="P3"/>
      <text:p text:style-name="P3">Das Grundprinzip der Anwendung ist es, je ein Bild mit einem Namen zu verknüpfen und den Benutzer zu testen, ob er den Namen zu den Bildern weiß.</text:p>
      <text:p text:style-name="P3"/>
      <text:p text:style-name="P7"><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3"/>
      <text:h text:style-name="P41" text:outline-level="1">2. Grundfunktionen des Programms</text:h>
      <text:p text:style-name="P32">Wie oben beschrieben, geht es in NameMemo um die Zuordnung von Namen zu Bildern und das Lernen dieser Verknüpfung. (In der weiteren Arbeit wird von einer Standardzuordnung Name-Bild ausgegangen.)</text:p>
      <text:p text:style-name="P32"/>
      <text:p text:style-name="P32">Dies wird folgendermaßen umgesetzt: Zuerst sieht der Nutzer ein Bild und einen <office:annotation office:name="__Annotation__8874_1841363251"><dc:creator>Unbekannter Autor</dc:creator><dc:date>2016-09-15T18:17:35</dc:date><text:p text:style-name="P71"><text:span text:style-name="T61">Change “Button” to German synonym?</text:span></text:p></office:annotation>Button<office:annotation-end office:name="__Annotation__8874_1841363251"/> mit der Beschriftung „Name anzeigen“. Jetzt ist der Nutzer angehalten, sich den zu dem gezeigten Bild gehörigen Namen zu überlegen. Hat er das getan, drückt er den gezeigten Button, worauf nun der <text:soft-page-break/>tatsächliche Name und zwei weitere Buttons – „Ja“ und „Nein“ – erscheinen. Hat der Nutzer den Namen nun gewusst, drückt er auf „Ja“, andernfalls auf „Nein“ und ein neues Bild erscheint, wo das Prozedere von vorne beginnt. Das Ergebnis wird in einer Datenbank abgespeichert und beeinflusst unter anderem, wie häufig das Bild von nun an erscheinen wird.</text:p>
      <text:p text:style-name="P32"/>
      <text:p text:style-name="P32">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71"><text:span text:style-name="T65">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32"/>
      <text:h text:style-name="P43" text:outline-level="1">3. Das Laden der Bilder</text:h>
      <text:p text:style-name="P18">Zu Beginn wurden die anzuzeigenden Bilder in der ImageView durch Bitmaps erzeugt. Macht man allerdings ein neues Foto mit dem von Android bereitgestellten Intent, so muss dieses Bild oft erst noch gedreht werden. Dieser ist notwendig, da die Ausrichtung des <text:span text:style-name="T49">Gerätes</text:span> bei dem Erstellen des Bildes nur in Form von Exif-Daten (vergleichbar mit Metadaten) gespeichert wird. Erzeugt man nun die Bitmap des <text:span text:style-name="T44">gewünschten Bildes, muss man diese Daten erst auslesen und das Bild manuell drehen, bevor sie in die ImageView geladen werden kann. Dies ist sehr teuer, weshalb es bei einigen Geräten zu Abstürzen des Programms führt.</text:span></text:p>
      <text:p text:style-name="P18"/>
      <text:p text:style-name="P8"><text:span text:style-name="T44">Aus diesem Grund verwendet NameMemo nun das Framework</text:span><text:span text:style-name="T34"> Glide, die auf der dazugehörigen GitHub-Seite wie folgt beschrieben wird: „</text:span><text:span text:style-name="T27">Glide is a fast and efficient open source media management and image loading framework for Android that wraps media decoding, memory and disk caching, and resource pooling into a simple and easy to use interface.</text:span><text:span text:style-name="T34">“</text:span><text:span text:style-name="T34"><text:note text:id="ftn1" text:note-class="footnote"><text:note-citation>1</text:note-citation><text:note-body><text:p text:style-name="P40">BUMP</text:p></text:note-body></text:note></text:span><text:span text:style-name="T34"> </text:span><office:annotation office:name="__Annotation__3361_1473481063"><dc:creator>Unbekannter Autor</dc:creator><dc:date>2016-09-16T20:19:28</dc:date><text:p text:style-name="P71"><text:span text:style-name="T65">Write more about it?</text:span></text:p></office:annotation><text:span text:style-name="T35">Glide</text:span><office:annotation-end office:name="__Annotation__3361_1473481063"/><text:span text:style-name="T35"> kümmert sich nicht nur automatisch um die korrekte Rotation des Bildes, sondern sorgt auch für einfache Größenmanipulation dessen. </text:span><text:span text:style-name="T36">Das bedeutet, dass jedes Bild, welches in eine ImageView geladen wird, in seiner Größe angepasst wird.</text:span></text:p>
      <text:p text:style-name="P19"/>
      <text:p text:style-name="P8"><text:span text:style-name="T36">Hier</text:span><text:span text:style-name="T37">für werden beim Start der App Werte</text:span><text:span text:style-name="T36"> </text:span><text:span text:style-name="T37">für Höhe und Breite generiert und gespeichert. D</text:span><text:span text:style-name="T36">ie Breite </text:span><text:span text:style-name="T37">entspricht dabei der Breite</text:span><text:span text:style-name="T36"> jener Fläche des Displays, dass die Anwendung enthält.</text:span><text:span text:style-name="T36"><text:note text:id="ftn2" text:note-class="footnote"><text:note-citation>2</text:note-citation><text:note-body><text:p text:style-name="P39">ANDROID</text:p></text:note-body></text:note></text:span><text:span text:style-name="T36"> </text:span><text:span text:style-name="T37">Die Höhe allerdings entspricht nur 75% der Höhe jener Fläche um dem Platzanspruch der Action Bar gerecht </text:span><text:soft-page-break/><text:span text:style-name="T37">zu werden. Für die </text:span><office:annotation office:name="__Annotation__413_1426612400"><dc:creator>Unbekannter Autor</dc:creator><dc:date>2016-09-20T20:33:55</dc:date><text:p text:style-name="P71"><text:span text:style-name="T64">Meh..?</text:span></text:p></office:annotation><text:span text:style-name="T37">„normale“</text:span><office:annotation-end office:name="__Annotation__413_1426612400"/><text:span text:style-name="T37">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20"/>
      <text:h text:style-name="P42" text:outline-level="1">4. Die Datenbank</text:h>
      <text:p text:style-name="P21">Wie oben bereits erwähnt, wird zum Speichern sowohl der <office:annotation office:name="__Annotation__3379_1473481063"><dc:creator>Unbekannter Autor</dc:creator><dc:date>2016-09-16T20:32:57</dc:date><text:p text:style-name="P71"><text:span text:style-name="T64">Change?</text:span></text:p></office:annotation>„Bilderdaten“<office:annotation-end office:name="__Annotation__3379_1473481063"/> als auch der Einstellungen eine Datenbank verwendet um die Daten bei einem Schließen der Anwendung nicht zu verlieren.</text:p>
      <text:p text:style-name="P22">Zu diesem Zweck wird Engine SQLite eingesetzt, da sie bereits auf jedem Android-gerät vorhanden ist. <text:span text:style-name="T45">Die beiden Tabellen „</text:span><text:span text:style-name="T28">settings</text:span><text:span text:style-name="T45">“ und „</text:span><text:span text:style-name="T28">pictures</text:span><text:span text:style-name="T45">“ werden von je einer </text:span><text:span text:style-name="T28">DAO</text:span><text:span text:style-name="T45"> (</text:span><text:span text:style-name="T28">Data Access Object</text:span><text:span text:style-name="T45">)-Klasse verwaltet. Nur darauf wird im sonstigen Code zugegriffen und so sind sie für die gesamte Interaktion mit der Datenbank zuständig.</text:span></text:p>
      <text:p text:style-name="P22"/>
      <text:h text:style-name="P46" text:outline-level="2">4.1 Einstellungen in der Datenbank</text:h>
      <text:p text:style-name="P4"><text:span text:style-name="T5">Die Tabelle „</text:span><text:span text:style-name="T6">settings</text:span><text:span text:style-name="T5">“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span><text:a xlink:type="simple" xlink:href="#2. Grundfunktionen des Programms|outline" text:style-name="Internet_20_link" text:visited-style-name="Visited_20_Internet_20_Link"><text:span text:style-name="T5">2.</text:span></text:a><text:span text:style-name="T5"> beschriebenen Algorithmus erscheinen sollen (Standard: zufällig), ob alle Bilddateien in einem Ordner gesammelt werden sollen: ist diese Option auf „an“ gestellt, werden Bilder, die vom Speicher hinzugefügt werden, in diesen Ordner kopiert (Standardwert: an), und ob man eben bei diesem Hinzufügen von Bilder aus dem Speicher des </text:span><text:span text:style-name="T19">Gerätes</text:span><text:span text:style-name="T5"> einen Android üblichen Intent oder einen einfacher gehaltenen Dialog in Listenform verwenden möchte </text:span><text:span text:style-name="T18">(Standard: Intent).</text:span></text:p>
      <text:p text:style-name="P4"/>
      <text:p text:style-name="P23">Die Standardwerte werden bei dem Starten des Programms gesetzt, sofern die Einträge nicht bereits in der Datenbank vorhanden sind, also im Normalfall nur bei dem ersten Start der App oder nach einem Reset.</text:p>
      <text:p text:style-name="P23">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23"/>
      <text:p text:style-name="P24">Auf technischer Ebene besteht jede „Einstellung“ aus einem String („<text:span text:style-name="T33">Kennung</text:span>“) und einer <text:soft-page-break/>Ganzzahl („<text:span text:style-name="T33">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onStart() und bei einer Änderung aus der Datenbank ausgelesen.</text:p>
      <text:p text:style-name="P24"/>
      <text:h text:style-name="P47" text:outline-level="2">4.2 Bilder in der Datenbank</text:h>
      <text:p text:style-name="P9">In der anderen Tabelle – „<text:span text:style-name="T25">pictures</text:span>“ – werden die verschiedenen benötigten Daten zu den jeweiligen Bildern gesichert. Zum einen wird der Pfad zu der <text:span text:style-name="T47">entsprechenden </text:span>Bilddatei gespeichert. <text:span text:style-name="T47">E</text:span>s wird darauf verzichtet, die Datei aus der Datenbank rekonstruieren zu können, um Speicherplatz und Ressourcen zu sparen. Weiter w<text:span text:style-name="T47">e</text:span>rd<text:span text:style-name="T47">en</text:span> der vom Nutzer zugeordnete Name, <text:span text:style-name="T46">die Anzahl an Gesamtaufrufen und die Anzahl an positiven Rückmeldungen des Nutzer (drücken von „Ja“) in Folge gesichert. Letzterer Wert wird auf 0 zurückgesetzt, sobald nach Erscheinen des Bildes auf „Nein“ gedrückt wird.</text:span></text:p>
      <text:p text:style-name="P9"/>
      <text:p text:style-name="P10">Der Pfad der Bilder ist dabei der Primärschlüssel der Tabelle, was bewirkt, dass man eine Bilddatei nicht mehrmals verwenden kann. <text:span text:style-name="T48">Dadurch kann man eine gesuchte Zeile durch eben diesen Pfad genau identifizieren um sie dann zu ändern. </text:span><office:annotation office:name="__Annotation__412_1426612400"><dc:creator>Unbekannter Autor</dc:creator><dc:date>2016-09-20T20:33:16</dc:date><text:p text:style-name="P71"><text:span text:style-name="T64">Necessary?</text:span></text:p></office:annotation><text:span text:style-name="T48">Für einfachere Handhabung zur Laufzeit werden Daten zu Bildern nicht direkt aus der Datenbank abgerufen. Stattdessen wird, wenn nötig eine Liste aller Einträge der Tabelle abgefragt und als Array gespeichert. Dieser wird dann unter anderem dafür verwendet, das nächste anzuzeigende Bild zu bestimmen und die Informationen dazu auszulesen.</text:span></text:p>
      <text:p text:style-name="P10"/>
      <text:h text:style-name="P48" text:outline-level="2">4.3 Hinzufügen von Wertepaaren</text:h>
      <text:p text:style-name="P25">In dem Programm sind bereits drei Beispielbilder vorhanden. Der Zweck der App ist aber natürlich eigene Bilder hinzuzufügen um dann den Namen der jeweils zu sehenden Person zu lernen. Dafür stehen dem Nutzer lokal zwei Möglichkeiten zur Verfügung: die Aufnahme eines neuen Fotos mit der <text:span text:style-name="T49">geräteinternen </text:span>Kamera und das Auswählen eines bereits vorhandenen Bildes in dem Speicher des Handys.</text:p>
      <text:p text:style-name="P10"/>
      <text:h text:style-name="P53" text:outline-level="3"><office:annotation-end office:name="__Annotation__412_1426612400"/>4.3.1 Aufnahme eines neues Fotos</text:h>
      <text:p text:style-name="P26">Möchte man ein neues Foto schießen, so gelangt man in einen Intent der Kamera-App seines Gerätes, wo man wie gewohnt sein Bild aufnehmen kann. Hat man dies erfolgreich abgeschlossen, <text:soft-page-break/>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 text:style-name="T33">Pictures</text:span>“ und heißt wie die App, also „NameMemo“ und wird vom Programm angelegt, falls er noch nicht existiert.</text:p>
      <text:p text:style-name="P5"/>
      <text:p text:style-name="P26"><text:span text:style-name="T50">Dieses</text:span> Feature <text:span text:style-name="T50">benötigt keine besonderen Berechtigungen, da es die Kamera nicht direkt, sondern über einen standardisierten Intent verwendet.</text:span></text:p>
      <text:h text:style-name="P53" text:outline-level="3">4.3.2 Auswahl eines bereits vorhandenen Bildes</text:h>
      <text:p text:style-name="P27">Eine weitere Möglichkeit ist es, Dateien zu verwenden, welche bereits im Speicher vorhanden ist. Dafür gibt es nun wiederum zwei Varianten. Welche verwendet wird, kann im Einstellungsdialog ausgewählt werden.</text:p>
      <text:p text:style-name="P27"/>
      <text:p text:style-name="P27">Zum einen kann man seine Bilddatei in gewohnter Weise mithilfe von <office:annotation office:name="__Annotation__447_82017341"><dc:creator>Unbekannter Autor</dc:creator><dc:date>2016-09-25T21:09:33</dc:date><text:p text:style-name="P71"><text:span text:style-name="T64">???</text:span></text:p></office:annotation>Android-Hausmitteln<office:annotation-end office:name="__Annotation__447_82017341"/> finden. Ist diese Option aktiv, erscheint zuerst ein Dialog zum Auswählen der Anwendung, mit der man sein Bild auswählen möchte (zum Beispiel „Galerie“ oder „Fotos“). Das weitere Vorgehen hängt dann von der jeweiligen Anwendung ab.</text:p>
      <text:p text:style-name="P27"/>
      <text:p text:style-name="P27">Zum and<text:span text:style-name="T51">eren ist es auch möglich, die Datei direkt in der App mithilfe einer einfachen Liste in einem Dialog auszuwählen. In diesem werden alle JPG- und PNG-Dateien, sowie alle Ordner im aktuellen </text:span><office:annotation office:name="__Annotation__468_82017341"><dc:creator>Unbekannter Autor</dc:creator><dc:date>2016-09-25T21:22:27</dc:date><text:p text:style-name="P71"><text:span text:style-name="T65">Difference between “</text:span><text:span text:style-name="T64">Verzeichnis</text:span><text:span text:style-name="T65">“ and “Ordner“?</text:span></text:p></office:annotation><text:span text:style-name="T51">Verzeichnis</text:span><office:annotation-end office:name="__Annotation__468_82017341"/><text:span text:style-name="T51">, sowie ganz oben ein Eintrag „..“ angezeigt. Wählt man „..“ aus, gelangt man im Dateisystem eine Ebene nach oben und wählt man einen Ordner aus, gelangt man in diesen. Gestartet wird in dem App-eigenen Verzeichnis für Bilder, wie oben beschrieben.</text:span></text:p>
      <text:p text:style-name="P27"/>
      <text:p text:style-name="P28">Bei beiden Varianten wird man, sobald man seine Auswahl getroffen hat, aufgefordert, einen Namen zu dem Bild einzugeben. Nach der Eingabe wird der Eintrag in der Datenbank abgespeichert.</text:p>
      <text:p text:style-name="P28"/>
      <text:h text:style-name="P44" text:outline-level="1">5. Datenaustausch mit anderen Systemen</text:h>
      <text:p text:style-name="P33"><office:annotation office:name="__Annotation__587_1435710539"><dc:creator>Unbekannter Autor</dc:creator><dc:date>2016-09-27T08:51:03</dc:date><text:p text:style-name="P71"><text:span text:style-name="T64">Change?</text:span></text:p></office:annotation>Soviel nun zu der lokalen Funktionsweise des Programms. <text:span text:style-name="T52">Kommen wir nun zu dem Kernaspekt der App: dem Datenaustausch mit anderen Systemen.</text:span><office:annotation-end office:name="__Annotation__587_1435710539"/><text:span text:style-name="T52"> Mit der Anwendung ist es möglich, die Tabelle „pictures“ der Datenbank mit anderen Systemen zu teilen und seinen Fortschritt somit zu </text:span><text:soft-page-break/><text:span text:style-name="T52">synchronisieren. </text:span><text:span text:style-name="T38">Im Folgenden werden drei Varianten vorgestellt werden: Die Übertragung mithilfe von </text:span><text:span text:style-name="T29">N</text:span><text:span text:style-name="T30">ear Field Communication (</text:span><text:span text:style-name="T40">im Folgenden „N</text:span><text:span text:style-name="T30">FC”</text:span><text:span text:style-name="T40"> abgekürzt)</text:span><text:span text:style-name="T38">, via Bluetooth und mithilfe eines festen Servers im Internet. </text:span><text:span text:style-name="T39">Implementiert sind allerdings nur die ersten beiden. Warum, wird in </text:span><text:a xlink:type="simple" xlink:href="#5.4 Vergleich und Fazit|outline" text:style-name="Internet_20_link" text:visited-style-name="Visited_20_Internet_20_Link">Punkt 5.4</text:a><text:span text:style-name="T39"> genauer erläutert.</text:span></text:p>
      <text:p text:style-name="P33"><text:span text:style-name="T39"/></text:p>
      <text:p text:style-name="P56"><text:span text:style-name="T33">Die beiden implementierten Ausführungen</text:span><text:span text:style-name="T39"> werden jeweils in einer separaten </text:span><text:span text:style-name="T25">Activity</text:span><text:span text:style-name="T39"> umgesetzt. Somit gibt es 3 </text:span><text:span text:style-name="T33">Activitys</text:span><text:span text:style-name="T39">: eine für das Hauptprogramm und je eine für Bluetooth und </text:span><text:span text:style-name="T25">NFC</text:span><text:span text:style-name="T39">. Wie es zu dieser Entscheidung kam, wird in </text:span><text:span text:style-name="T39"><office:annotation office:name="__Annotation__580_835099659"><dc:creator>Unbekannter Autor</dc:creator><dc:date>2016-09-29T20:49:53</dc:date><text:p text:style-name="P71"><text:span text:style-name="T64">Link</text:span></text:p></office:annotation></text:span><text:span text:style-name="T39">Punkt 6.1</text:span><office:annotation-end office:name="__Annotation__580_835099659"/><text:span text:style-name="T39"> dargelegt. </text:span></text:p>
      <text:p text:style-name="P33"/>
      <text:h text:style-name="P49" text:outline-level="2">5.1 <text:span text:style-name="T25">Near Field Communication (NFC</text:span>)</text:h>
      <text:p text:style-name="P59"><text:span text:style-name="T25">Near Field Communication</text:span> wurde 2002 gemeinsam von Sony Corporation und <text:span text:style-name="T25">NXP</text:span> <text:span text:style-name="T25">Semiconductors</text:span> entwickelt und ermöglicht es, eine drahtlose Verbindung zwischen zwei Geräten <text:span text:style-name="T57">oder zwischen einem Gerät und einem NFC Tag</text:span> aufzubauen, indem diese nahe aneinander gehalten werden, <text:span text:style-name="T57">sprich im Abstand von wenigen Zentimetern</text:span>. Im Falle eines Smartphones oder Tablets entspricht dies „Rücken an Rücken“. Sobald sich<text:span text:style-name="T57"> zwei Partner </text:span>nahe genug kommen, wird die Verbindung hergestellt. <text:span text:style-name="T56">Die Limitierung der Entfernung ist dem Sicherheitsaspekt von NFC geschuldet, da diese somit </text:span><text:span text:style-name="T56"><office:annotation office:name="__Annotation__661_2095576077"><dc:creator>Unbekannter Autor</dc:creator><dc:date>2016-10-01T15:29:19.420000000</dc:date><text:p text:style-name="P72"><text:span text:style-name="T62">100% </text:span><text:span text:style-name="T63">safe</text:span><text:span text:style-name="T62">?</text:span></text:p></office:annotation></text:span><text:span text:style-name="T56">nicht</text:span><office:annotation-end office:name="__Annotation__661_2095576077"/><text:span text:style-name="T56"> belauscht werden kann. Dadurch wird NFC in verschiedensten Gebieten eingesetzt, wie beispielsweise um Zahlungen zu tätigen oder Schlüssel für andere Verbindungen (zum Beispiel Wi-Fi oder Bluetooth) zu </text:span><text:span text:style-name="T56"><office:annotation office:name="__Annotation__662_2095576077"><dc:creator>Unbekannter Autor</dc:creator><dc:date>2016-10-01T15:32:14.370000000</dc:date><text:p text:style-name="P72"><text:span text:style-name="T62">Bsp?</text:span></text:p></office:annotation></text:span><text:span text:style-name="T56">übertragen</text:span><office:annotation-end office:name="__Annotation__662_2095576077"/><text:span text:style-name="T56">. Aber auch um kleinere Dateien schnell und einfach zu übertragen ist NFC bestens geeignet.</text:span><text:span text:style-name="T56"><text:note text:id="ftn0" text:note-class="footnote"><text:note-citation>3</text:note-citation><text:note-body><text:p text:style-name="P66"><text:span text:style-name="T58">Vgl. </text:span>CURRAN 2012, 371</text:p></text:note-body></text:note></text:span></text:p>
      <text:p text:style-name="P29"/>
      <text:p text:style-name="P60">Geräte, welche mit Android laufen und NFC unterstützen, besitzen parallel drei Verschiedene Betriebsarten:</text:p>
      <text:list xml:id="list6907908296218241808" text:style-name="L2">
        <text:list-item>
          <text:p text:style-name="P63"><text:span text:style-name="T59">Lese- / Schreibmodus: Ermöglicht es dem Gerät NFC Tags oder Sticker zu lesen und / oder zu schreiben.</text:span></text:p>
        </text:list-item>
        <text:list-item>
          <text:p text:style-name="P58"><text:span text:style-name="T59">P2P-Modus: Ermöglicht es dem Gerät Daten mit anderen gleichstehenden Geräten auszutauschen. Dieser Modus benutzt Android </text:span><text:span text:style-name="T31">Beam</text:span><text:span text:style-name="T59">.</text:span></text:p>
        </text:list-item>
        <text:list-item>
          <text:p text:style-name="P62">Kartenemulationsmodus: Ermöglicht es dem Gerät selbst als NFC Karte zu agieren. Die emulierte Karte kann dann von anderen externen NFC Lesern gelesen werden.<text:note text:id="ftn3" text:note-class="footnote"><text:note-citation>4</text:note-citation><text:note-body><text:p text:style-name="P67">Vgl. ANDROID</text:p></text:note-body></text:note></text:p>
        </text:list-item>
      </text:list>
      <text:p text:style-name="P61"/>
      <text:p text:style-name="P61"/>
      <text:h text:style-name="P50" text:outline-level="2"><text:soft-page-break/>5.2 Bluetooth</text:h>
      <text:p text:style-name="P29"/>
      <text:p text:style-name="P29"/>
      <text:h text:style-name="P50" text:outline-level="2">5.3 Server</text:h>
      <text:p text:style-name="P29"/>
      <text:p text:style-name="P29"/>
      <text:h text:style-name="P50" text:outline-level="2">5.4 Vergleich und Fazit</text:h>
      <text:p text:style-name="P29"/>
      <text:h text:style-name="P51" text:outline-level="1"><text:span text:style-name="T60">7</text:span>. Danksagungen</text:h>
      <text:p text:style-name="P31">- <text:span text:style-name="T52">Pabst</text:span></text:p>
      <text:p text:style-name="P31">- <text:span text:style-name="T52">oki</text:span></text:p>
      <text:p text:style-name="P31">- <text:span text:style-name="T52">Alle Korrekturleser</text:span></text:p>
      <text:p text:style-name="P31">- <text:span text:style-name="T52">StackOverflow</text:span></text:p>
      <text:p text:style-name="P31"/>
      <text:h text:style-name="P45" text:outline-level="1"><text:span text:style-name="T23">8</text:span><office:annotation office:name="__Annotation__3390_2079085693"><dc:creator>Unbekannter Autor</dc:creator><dc:date>2016-09-22T14:28:02</dc:date><text:p text:style-name="P71"><text:span text:style-name="T65">Quotation correct?</text:span></text:p></office:annotation><text:span text:style-name="T5">. Litera</text:span><text:span text:style-name="T20">turverzeichnis</text:span><office:annotation-end office:name="__Annotation__3390_2079085693"/></text:h>
      <text:p text:style-name="P37"><text:span text:style-name="T6">B</text:span><text:span text:style-name="T11">UMP</text:span><text:span text:style-name="T6"> Technologies: </text:span><text:span text:style-name="T7">Glide</text:span><text:span text:style-name="T5">, </text:span><text:a xlink:type="simple" xlink:href="https://github.com/bumptech/glide/blob/master/README.md" text:style-name="Internet_20_link" text:visited-style-name="Visited_20_Internet_20_Link"><text:span text:style-name="T5">https://github.com/bumptech/glide/blob/master/README.md</text:span></text:a><text:span text:style-name="T5"> vom 13.07.2016, aufgerufen am 16.09.2016</text:span></text:p>
      <text:p text:style-name="P37"><text:span text:style-name="T6">A</text:span><text:span text:style-name="T11">NDROID</text:span><text:span text:style-name="T6"> Open Source Project: </text:span><text:span text:style-name="T7">Display</text:span><text:span text:style-name="T5">, </text:span><text:a xlink:type="simple" xlink:href="https://developer.android.com/reference/android/view/Display.html" text:style-name="Internet_20_link" text:visited-style-name="Visited_20_Internet_20_Link"><text:span text:style-name="T5">https://developer.android.com/reference/android/view/Display.html</text:span></text:a><text:span text:style-name="T5">, aufgerufen am 20.09.2016</text:span></text:p>
      <text:p text:style-name="P38"><text:span text:style-name="T22">CUNO,</text:span><text:span text:style-name="T5"> Andrea: </text:span><text:span text:style-name="T7">Near Field Communication</text:span><text:span text:style-name="T8">, </text:span><text:a xlink:type="simple" xlink:href="https://www.net.in.tum.de/fileadmin/TUM/NET/NET-2010-08-2/NET-2010-08-2_01.pdf" text:style-name="Internet_20_link" text:visited-style-name="Visited_20_Internet_20_Link">https://www.net.in.tum.de/fileadmin/TUM/NET/NET-2010-08-2/NET-2010-08-2_01.pdf</text:a><text:span text:style-name="T8">,</text:span><text:span text:style-name="T13"> aufgerufen</text:span><text:span text:style-name="T8"> am 29.09.2016</text:span></text:p>
      <text:p text:style-name="P68"><text:span text:style-name="T8">C</text:span><text:span text:style-name="T10">URRAN</text:span><text:span text:style-name="T8">, Kevin; Millar, Amanda; Garvey, Conor Mc.: </text:span><text:span text:style-name="T7">International Journal of Electrical and Computer Engineering </text:span><text:span text:style-name="T9">Vol. 2 No. 3, </text:span><text:span text:style-name="T14">von Juni 2012, Seite 371 (</text:span><text:a xlink:type="simple" xlink:href="http://search.proquest.com/openview/822cf597b6e8dab49e0eb29493af13e9/1?pq-origsite=gscholar" text:style-name="Internet_20_link" text:visited-style-name="Visited_20_Internet_20_Link">http://search.proquest.com/openview/822cf597b6e8dab49e0eb29493af13e9/1</text:a><text:span text:style-name="T14">)</text:span></text:p>
      <text:p text:style-name="P69"><text:span text:style-name="T14">E</text:span><text:span text:style-name="T13">CMA International: </text:span><text:span text:style-name="T16">Near Field Communication - Interface and Protocol (NFCIP-1)</text:span><text:span text:style-name="T13"> </text:span><text:span text:style-name="T15">3. Auflage, </text:span><text:span text:style-name="T54">Juni 2013 (</text:span><text:a xlink:type="simple" xlink:href="http://www.ecma-international.org/publications/files/ECMA-ST/Ecma-340.pdf" text:style-name="Internet_20_link" text:visited-style-name="Visited_20_Internet_20_Link">http://www.ecma-international.org/publications/files/ECMA-ST/Ecma-340.pdf</text:a><text:span text:style-name="T54">)</text:span></text:p>
      <text:p text:style-name="P70"><text:span text:style-name="T54">ANDROID Open Source Project: </text:span><text:span text:style-name="T55">Near Field Communication</text:span><text:span text:style-name="T54">, </text:span><text:a xlink:type="simple" xlink:href="https://developer.android.com/guide/topics/connectivity/nfc/index.html" text:style-name="Internet_20_link" text:visited-style-name="Visited_20_Internet_20_Link">https://developer.android.com/guide/topics/connectivity/nfc/index.html</text:a><text:span text:style-name="T54">, aufgerufen am 01.10.2016</text:span></text:p>
      <text:h text:style-name="P51" text:outline-level="1"><text:span text:style-name="T60">9</text:span>. Eidesstattliche Erklärung</text:h>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9</text:page-number></text:p>
      </style:header>
    </style:master-page>
    <style:master-page style:name="First_20_Page" style:display-name="First Page" style:page-layout-name="Mpm2" style:next-style-name="Standard"/>
    <style:master-page style:name="Index" style:page-layout-name="Mpm2"/>
    <style:master-page style:name="Endnot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0-01T16:15:44.945000000</dc:date>
    <meta:editing-duration>P1DT8H14M54S</meta:editing-duration>
    <meta:editing-cycles>77</meta:editing-cycles>
    <meta:generator>LibreOffice/5.0.5.2$Windows_X86_64 LibreOffice_project/55b006a02d247b5f7215fc6ea0fde844b30035b3</meta:generator>
    <meta:document-statistic meta:table-count="0" meta:image-count="0" meta:object-count="0" meta:page-count="11" meta:paragraph-count="93" meta:word-count="2132" meta:character-count="14797" meta:non-whitespace-character-count="12754"/>
  </office:meta>
</office:document-meta>
</file>